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7188in" fo:margin-left="-0.0063in" table:align="left"/>
    </style:style>
    <style:style style:name="Table2.A" style:family="table-column">
      <style:table-column-properties style:column-width="2.2396in"/>
    </style:style>
    <style:style style:name="Table2.B" style:family="table-column">
      <style:table-column-properties style:column-width="2.6771in"/>
    </style:style>
    <style:style style:name="Table2.C" style:family="table-column">
      <style:table-column-properties style:column-width="2.8021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7188in" fo:margin-left="-0.0167in" table:align="left"/>
    </style:style>
    <style:style style:name="Table1.A" style:family="table-column">
      <style:table-column-properties style:column-width="1.2479in"/>
    </style:style>
    <style:style style:name="Table1.B" style:family="table-column">
      <style:table-column-properties style:column-width="6.4708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" officeooo:rsid="00073365" officeooo:paragraph-rsid="00073365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Liberation Sans" officeooo:rsid="00138b9e" officeooo:paragraph-rsid="00138b9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28pt" fo:font-weight="bold" officeooo:rsid="00152559" officeooo:paragraph-rsid="00152559" style:font-size-asian="28pt" style:font-weight-asian="bold" style:font-size-complex="28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073365" officeooo:paragraph-rsid="000bae7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officeooo:rsid="00073365" officeooo:paragraph-rsid="000bae7c"/>
    </style:style>
    <style:style style:name="P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73365" officeooo:paragraph-rsid="00073365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8ebd3" officeooo:paragraph-rsid="0008ebd3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8ebd3" officeooo:paragraph-rsid="0009c3fe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0bae7c" officeooo:paragraph-rsid="000bae7c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1e1960" officeooo:paragraph-rsid="001e1960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1f9bec" officeooo:paragraph-rsid="001f9bec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bold" officeooo:rsid="0028c1cb" officeooo:paragraph-rsid="0028c1cb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style:font-size-asian="11pt" style:font-size-complex="11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style:font-size-asian="11pt" style:font-size-complex="11pt"/>
    </style:style>
    <style:style style:name="P18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73365" officeooo:paragraph-rsid="00073365" style:font-size-asian="11pt" style:font-size-complex="11pt"/>
    </style:style>
    <style:style style:name="P19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20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73365" officeooo:paragraph-rsid="0017a243" style:font-size-asian="11pt" style:font-size-complex="11pt"/>
    </style:style>
    <style:style style:name="P2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08ebd3" officeooo:paragraph-rsid="0008ebd3" style:font-size-asian="11pt" style:font-size-complex="11pt"/>
    </style:style>
    <style:style style:name="P22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23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8ebd3" officeooo:paragraph-rsid="0009c3fe" style:font-size-asian="11pt" style:font-size-complex="11pt"/>
    </style:style>
    <style:style style:name="P24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152559" officeooo:paragraph-rsid="00152559" style:font-size-asian="11pt" style:font-size-complex="11pt"/>
    </style:style>
    <style:style style:name="P25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26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text-shadow="none" fo:font-weight="bold" officeooo:rsid="0008ebd3" officeooo:paragraph-rsid="0008ebd3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28c1cb" officeooo:paragraph-rsid="0028c1cb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Liberation Sans" fo:font-size="11pt" fo:font-weight="bold" officeooo:rsid="0020d807" officeooo:paragraph-rsid="0023e402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ans" fo:font-size="13pt" fo:font-weight="bold" officeooo:rsid="001e1960" officeooo:paragraph-rsid="001e1960" style:font-size-asian="13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1pt" fo:font-weight="bold" officeooo:rsid="0033cf99" officeooo:paragraph-rsid="0033cf99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3e402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20d807" officeooo:paragraph-rsid="0020d807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normal" officeooo:rsid="0033cf99" officeooo:paragraph-rsid="0033cf99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20d807" officeooo:paragraph-rsid="0023e402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Liberation Sans" fo:font-size="11pt" fo:font-style="normal" fo:font-weight="bold" officeooo:rsid="0033cf99" officeooo:paragraph-rsid="0033cf99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1e1960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ize="11pt" officeooo:rsid="001e1960" officeooo:paragraph-rsid="0033cf99" style:font-size-asian="11pt" style:font-size-complex="11pt"/>
    </style:style>
    <style:style style:name="P43" style:family="paragraph" style:parent-style-name="Table_20_Contents" style:list-style-name="L1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44" style:family="paragraph" style:parent-style-name="Table_20_Contents" style:list-style-name="L2">
      <style:paragraph-properties fo:margin-top="0in" fo:margin-bottom="0in" loext:contextual-spacing="false" fo:line-height="100%"/>
      <style:text-properties style:font-name="Liberation Sans" fo:font-size="11pt" officeooo:rsid="0008ebd3" officeooo:paragraph-rsid="0008ebd3" style:font-size-asian="11pt" style:font-size-complex="11pt"/>
    </style:style>
    <style:style style:name="P45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officeooo:rsid="00073365" officeooo:paragraph-rsid="00073365" style:font-size-asian="11pt" style:font-size-complex="11pt"/>
    </style:style>
    <style:style style:name="P46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1e1960" officeooo:paragraph-rsid="001e1960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1f9bec" officeooo:paragraph-rsid="001f9bec" style:font-size-asian="11pt" style:font-weight-asian="normal" style:font-size-complex="11pt" style:font-weight-complex="normal"/>
    </style:style>
    <style:style style:name="P48" style:family="paragraph" style:parent-style-name="Table_20_Contents">
      <style:paragraph-properties fo:margin-top="0in" fo:margin-bottom="0in" loext:contextual-spacing="false" fo:line-height="100%"/>
      <style:text-properties style:font-name="Liberation Sans" fo:font-size="11pt" fo:font-weight="normal" officeooo:rsid="00306af7" officeooo:paragraph-rsid="00306af7" style:font-size-asian="11pt" style:font-weight-asian="normal" style:font-size-complex="11pt" style:font-weight-complex="normal"/>
    </style:style>
    <style:style style:name="T1" style:family="text">
      <style:text-properties style:font-name="Liberation Sans" fo:font-size="13pt" style:font-size-asian="13pt" style:font-size-complex="13pt"/>
    </style:style>
    <style:style style:name="T2" style:family="text">
      <style:text-properties officeooo:rsid="0009958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3cf99" style:font-weight-asian="bold" style:font-weight-complex="bold"/>
    </style:style>
    <style:style style:name="T5" style:family="text">
      <style:text-properties fo:font-weight="bold" officeooo:rsid="0037aad7" style:font-weight-asian="bold" style:font-weight-complex="bold"/>
    </style:style>
    <style:style style:name="T6" style:family="text">
      <style:text-properties officeooo:rsid="00138b9e"/>
    </style:style>
    <style:style style:name="T7" style:family="text">
      <style:text-properties officeooo:rsid="001560a9"/>
    </style:style>
    <style:style style:name="T8" style:family="text">
      <style:text-properties officeooo:rsid="00172953"/>
    </style:style>
    <style:style style:name="T9" style:family="text">
      <style:text-properties officeooo:rsid="0017a243"/>
    </style:style>
    <style:style style:name="T10" style:family="text">
      <style:text-properties officeooo:rsid="0017e3e4"/>
    </style:style>
    <style:style style:name="T11" style:family="text">
      <style:text-properties officeooo:rsid="00188f5e"/>
    </style:style>
    <style:style style:name="T12" style:family="text">
      <style:text-properties officeooo:rsid="001a49f1"/>
    </style:style>
    <style:style style:name="T13" style:family="text">
      <style:text-properties officeooo:rsid="001be1ec"/>
    </style:style>
    <style:style style:name="T14" style:family="text">
      <style:text-properties officeooo:rsid="001e196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33cf99" style:font-weight-asian="normal" style:font-weight-complex="normal"/>
    </style:style>
    <style:style style:name="T17" style:family="text">
      <style:text-properties officeooo:rsid="0020d389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21fffe"/>
    </style:style>
    <style:style style:name="T20" style:family="text">
      <style:text-properties officeooo:rsid="002a853d"/>
    </style:style>
    <style:style style:name="T21" style:family="text">
      <style:text-properties officeooo:rsid="002afd25"/>
    </style:style>
    <style:style style:name="T22" style:family="text">
      <style:text-properties officeooo:rsid="002ce993"/>
    </style:style>
    <style:style style:name="T23" style:family="text">
      <style:text-properties officeooo:rsid="002d3acc"/>
    </style:style>
    <style:style style:name="T24" style:family="text">
      <style:text-properties officeooo:rsid="00306af7"/>
    </style:style>
    <style:style style:name="T25" style:family="text">
      <style:text-properties officeooo:rsid="00320769"/>
    </style:style>
    <style:style style:name="T26" style:family="text">
      <style:text-properties officeooo:rsid="0033cf99"/>
    </style:style>
    <style:style style:name="T27" style:family="text">
      <style:text-properties officeooo:rsid="0035ca2f"/>
    </style:style>
    <style:style style:name="T28" style:family="text">
      <style:text-properties officeooo:rsid="0037aa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han Robins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<text:span text:style-name="T14">17 Tiger Lily Lane</text:span>,</text:p>
            <text:p text:style-name="P4"><text:span text:style-name="T14">Cape Elizabeth</text:span>, <text:span text:style-name="T14">ME, </text:span></text:p>
            <text:p text:style-name="P5">04107</text:p>
            <text:p text:style-name="P5"/>
            <text:p text:style-name="P5">(207) 303-9817</text:p>
            <text:p text:style-name="P6"><text:a xlink:type="simple" xlink:href="mailto:nrobinson2000@me.com" text:style-name="Internet_20_link" text:visited-style-name="Visited_20_Internet_20_Link"><text:span text:style-name="T1">nrobinson2000@me.com</text:span></text:a></text:p>
          </table:table-cell>
          <table:table-cell table:style-name="Table2.A1" office:value-type="string">
            <text:p text:style-name="P34">Social media:</text:p>
            <text:p text:style-name="P41"><text:span text:style-name="T15">Twitter, GitHub, Linked</text:span><text:span text:style-name="T16">in</text:span><text:span text:style-name="T15">:</text:span><text:span text:style-name="T3"> nrobinson2000</text:span></text:p>
            <text:p text:style-name="P35"/>
            <text:p text:style-name="P42"><text:span text:style-name="T5">Online </text:span><text:span text:style-name="T3">Portfolio: </text:span><text:a xlink:type="simple" xlink:href="http://nrobinson2000.me/" text:style-name="Internet_20_link" text:visited-style-name="Visited_20_Internet_20_Link"><text:span text:style-name="T15">http://nrobinson2000.me</text:span></text:a></text:p>
          </table:table-cell>
          <table:table-cell table:style-name="Table2.A1" office:value-type="string">
            <text:p text:style-name="P32">Skills:<text:span text:style-name="T18"> </text:span></text:p>
            <text:p text:style-name="P36">Particle Firmware Development, Full-Stack Web Administration</text:p>
            <text:p text:style-name="P37"/>
            <text:p text:style-name="P39"><text:span text:style-name="T26">Favorite </text:span>Languages:</text:p>
            <text:p text:style-name="P36"><text:s/><text:span text:style-name="T26">Particle </text:span>C++, <text:span text:style-name="T26">Bash</text:span>, <text:span text:style-name="T26">JavaScript</text:span>, Python</text:p>
            <text:p text:style-name="P36"/>
            <text:p text:style-name="P40">Favorite Systems:</text:p>
            <text:p text:style-name="P38">macOS, Raspberry Pi, Particle Photon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Experience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29">February 2017 - Present</text:p>
          </table:table-cell>
          <table:table-cell table:style-name="Table1.A1" office:value-type="string">
            <text:p text:style-name="P14">Web <text:span text:style-name="T19">C</text:span>onsultant</text:p>
            <text:p text:style-name="P14"/>
            <text:p text:style-name="P28">C<text:span text:style-name="T17">reated </text:span>and administered the website for DPC New England, a coalition of doctors providing direct primary care. Developed Wordpress, Discourse, and <text:span text:style-name="T17">system </text:span>adminis<text:span text:style-name="T17">tration</text:span> skills on an Ubuntu Linux server.</text:p>
          </table:table-cell>
        </table:table-row>
        <table:table-row>
          <table:table-cell table:style-name="Table1.A1" office:value-type="string">
            <text:p text:style-name="P30">June 2015 - Present</text:p>
          </table:table-cell>
          <table:table-cell table:style-name="Table1.A1" office:value-type="string">
            <text:p text:style-name="P15">Particle Community Volunteer</text:p>
            <text:p text:style-name="P15"/>
            <text:p text:style-name="P31">Assisting <text:span text:style-name="T23">the </text:span>developers and <text:span text:style-name="T22">users</text:span> of Particle, a company providing extensive Internet of Things services and micro-controller development kits used by developers and companies worldwide. <text:s/><text:span text:style-name="T27">I d</text:span>irectly addres<text:span text:style-name="T26">s</text:span> topics within the <text:span text:style-name="T21">active</text:span> community, providing assistance with code and <text:span text:style-name="T28">giving</text:span> feedback on Particle’s tools and services.</text:p>
          </table:table-cell>
        </table:table-row>
        <table:table-row>
          <table:table-cell table:style-name="Table1.A1" office:value-type="string">
            <text:p text:style-name="P7">Education</text:p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1" office:value-type="string">
            <text:p text:style-name="P25">2016 - Present</text:p>
          </table:table-cell>
          <table:table-cell table:style-name="Table1.A1" office:value-type="string">
            <text:p text:style-name="P14">Cape Elizabeth High School</text:p>
            <text:p text:style-name="P14"/>
            <text:p text:style-name="P28">Coding Club Leader, Junior varsity basketball</text:p>
            <text:p text:style-name="P28"/>
            <text:p text:style-name="P48">In Coding Club I focus on helping other students create projects with the Particle IoT platform and teaching them the fundamentals of <text:span text:style-name="T25">developing smart devices and web based applications.</text:span></text:p>
          </table:table-cell>
        </table:table-row>
        <table:table-row>
          <table:table-cell table:style-name="Table1.A1" office:value-type="string">
            <text:p text:style-name="P25">Summer 2016</text:p>
          </table:table-cell>
          <table:table-cell table:style-name="Table1.A1" office:value-type="string">
            <text:p text:style-name="P12">Oxbridge Experience in Boston</text:p>
            <text:p text:style-name="P12"/>
            <text:p text:style-name="P27">Majored in Computer Science and minored in Neuropsychology during the summer of 2016 while residing at the Harvard Law School at Harvard University.</text:p>
            <text:p text:style-name="P27"/>
            <text:p text:style-name="P27">Created a semi-autonomous rover using a Particle Photon, Arduino Uno, and a Raspberry Pi that used sensors to navigate mazes and avoid objects. Building the robot improved my C++ and Python programming skills.</text:p>
            <text:p text:style-name="P27"/>
            <text:p text:style-name="P27">Received an A+ in Computer Science.</text:p>
          </table:table-cell>
        </table:table-row>
        <table:table-row>
          <table:table-cell table:style-name="Table1.A1" office:value-type="string">
            <text:p text:style-name="P18">2015 - <text:span text:style-name="T14">2016</text:span> </text:p>
          </table:table-cell>
          <table:table-cell table:style-name="Table1.A1" office:value-type="string">
            <text:p text:style-name="P8">ACS Hillingdon International School, London</text:p>
            <text:p text:style-name="P19"/>
            <text:p text:style-name="P20">Tech Club Leader, Genius Bar <text:span text:style-name="T9">facilitator</text:span>, played Junior Varsity Basketball, Volleyball and Tennis.</text:p>
            <text:p text:style-name="P19"/>
            <text:p text:style-name="P19">At the Genius Bar, I assist<text:span text:style-name="T24">ed</text:span> other students, <text:span text:style-name="T8">teachers, parents and staff</text:span> with common issues, including using our school's network, Google Drive and printing.</text:p>
            <text:p text:style-name="P24"/>
            <text:p text:style-name="P24">For my <text:span text:style-name="T13">G</text:span>rade 10 personal project I created an IoT demonstration that uses a Photon <text:span text:style-name="T7">to control servos and lights and monitor sensors with an accompanying web app.</text:span></text:p>
          </table:table-cell>
        </table:table-row>
        <table:table-row>
          <table:table-cell table:style-name="Table1.A1" office:value-type="string">
            <text:p text:style-name="P21">Summer 2015</text:p>
          </table:table-cell>
          <table:table-cell table:style-name="Table1.A1" office:value-type="string">
            <text:p text:style-name="P9">Cambridge Prep Experience</text:p>
            <text:p text:style-name="P22"/>
            <text:list xml:id="list290781670" text:style-name="L1">
              <text:list-item>
                <text:p text:style-name="P43"><text:soft-page-break/>Majored in Science and the Future and minored in Speech and Debate during the summer of 2015 while residing at Peterhouse College at Cambridge University.</text:p>
                <text:p text:style-name="P43"/>
              </text:list-item>
              <text:list-item>
                <text:p text:style-name="P43">Received an A+ in Science and the Future</text:p>
              </text:list-item>
            </text:list>
          </table:table-cell>
        </table:table-row>
        <table:table-row>
          <table:table-cell table:style-name="Table1.A1" office:value-type="string">
            <text:p text:style-name="P21">Summer 2014</text:p>
          </table:table-cell>
          <table:table-cell table:style-name="Table1.A1" office:value-type="string">
            <text:p text:style-name="P9">Oxford Prep Experience</text:p>
            <text:p text:style-name="P22"/>
            <text:list xml:id="list4169847115" text:style-name="L2">
              <text:list-item>
                <text:p text:style-name="P44">Majored in Computer Science and minored in Creative Writing in the summer of 2014 while residing at Oriel College at Oxford University.</text:p>
                <text:p text:style-name="P44"/>
              </text:list-item>
              <text:list-item>
                <text:p text:style-name="P44">Received an A+ in Computer Science</text:p>
              </text:list-item>
            </text:list>
          </table:table-cell>
        </table:table-row>
        <table:table-row>
          <table:table-cell table:style-name="Table1.A1" office:value-type="string">
            <text:p text:style-name="P26">Skills and Interests</text:p>
          </table:table-cell>
          <table:table-cell table:style-name="Table1.A1" office:value-type="string">
            <text:p text:style-name="P22"><text:span text:style-name="T3">Particle Tools:</text:span> </text:p>
            <text:p text:style-name="P22">I have used both the Photon and Electron, and continue to use Particle tools to develop projects in Tech Club and my own personal projects. <text:s/>I primarily use Particle CLI in combination with Atom to code C++ for my devices, and I like to create web applications with JavaScript to access the Particle API in order interface them.</text:p>
            <text:p text:style-name="P10">Bash: </text:p>
            <text:p text:style-name="P23">I am skilled with the Unix command line and enjoy creating scripts to make development quicker and easier. <text:s/>I maintain a script on GitHub that installs the Particle Offline Toolchain on Mac OSX and Ubuntu and allows users to develop <text:span text:style-name="T2">offline efficiently</text:span> or push code to devices using DFU Utilities.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1"><text:span text:style-name="T11">C++, </text:span>JavaScript, <text:span text:style-name="T12">Bash</text:span>, <text:span text:style-name="T12">Python</text:span>, Git<text:span text:style-name="T10">H</text:span>ub, IoT, Lin<text:span text:style-name="T6">ux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Robinson</meta:initial-creator>
    <meta:creation-date>2016-04-11T17:48:28.051014564</meta:creation-date>
    <meta:generator>LibreOffice/5.3.1.2$MacOSX_X86_64 LibreOffice_project/e80a0e0fd1875e1696614d24c32df0f95f03deb2</meta:generator>
    <dc:date>2017-03-25T23:13:27.650583000</dc:date>
    <meta:editing-duration>PT4H40M47S</meta:editing-duration>
    <meta:editing-cycles>40</meta:editing-cycles>
    <meta:print-date>2017-03-25T23:06:07.033173000</meta:print-date>
    <meta:document-statistic meta:table-count="2" meta:image-count="0" meta:object-count="0" meta:page-count="2" meta:paragraph-count="53" meta:word-count="513" meta:character-count="3329" meta:non-whitespace-character-count="2864"/>
  </office:meta>
</office:document-meta>
</file>